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2" style:parent-style-name="Textbody" style:family="paragraph"/>
    <style:style style:name="P3" style:parent-style-name="Textbody" style:family="paragraph">
      <style:paragraph-properties fo:margin-bottom="0in"/>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text-properties fo:font-weight="bold" style:font-weight-asian="bold"/>
    </style:style>
    <style:style style:name="P9" style:parent-style-name="Textbody" style:family="paragraph">
      <style:paragraph-properties fo:margin-bottom="0in"/>
    </style:style>
    <style:style style:name="S1" style:family="section">
      <style:section-properties fo:margin-left="0in" fo:margin-right="0in" style:writing-mode="lr-tb"/>
    </style:style>
    <style:style style:name="P10"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 you are in 1977 and you work as an air crash investigation officer on the Spanish island of Tenerife. You receive some bad news that two Boeing 747<text:s/>passenger jets, KLM Flight 4805 and Pan Am Flight 1936, collided on the runway in the airport, which has resulted in the death of 583 people.</text:p>
      <text:p text:style-name="Textbody"> </text:p>
      <text:p text:style-name="Textbody">You have been tasked with investigating this incident to find the possible root causes for the crash. </text:p>
      <text:p text:style-name="Textbody"> </text:p>
      <text:p text:style-name="Textbody"><text:span text:style-name="StrongEmphasis">Reading</text:span><text:span text:style-name="StrongEmphasis"><text:s/>Material</text:span></text:p>
      <text:p text:style-name="Textbody">We request you to go through the following link to understand the scenario of the airport and the disaster; it includes a detailed list of the events and the measures that were taken by the investigation board to ensure air safety for future air<text:s/>travel.</text:p>
      <text:p text:style-name="Textbody"> </text:p>
      <text:p text:style-name="Textbody">To understand the details of the accident, please go through the material listed below.</text:p>
      <text:list text:style-name="LFO1" text:continue-numbering="true">
        <text:list-item>
          <text:p text:style-name="P2"><text:a xlink:href="https://en.wikipedia.org/wiki/Tenerife_airport_disaster" office:target-frame-name="_top" xlink:show="replace">https://en.wikipedia.org/wiki/Tenerife_airport_disaster</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3"><text:a xlink:href="http://aviationknowledge.wikidot.com/asi:tenerife-airport-disaster" office:target-frame-name="_top" xlink:show="replace">http://aviationknowledge.wikidot.com/asi:tenerife-airport-disaster</text:a><text:s/>– Additional material.</text:p>
        </text:list-item>
        <text:list-item>
          <text:p text:style-name="P4"><text:a xlink:href="https://goflightmedicine.com/tenerife-disaster/" office:target-frame-name="_top" xlink:show="replace">https://goflightmedicine.com/tenerife-disaster/</text:a><text:s/>- Additional material.<text:line-break/> </text:p>
        </text:list-item>
      </text:list>
      <text:p text:style-name="Textbody">For the air crash investigation, the Human Factors Analysis and Classification System (HFACS)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5"><text:a xlink:href="https://hfacs.com/hfacs-framework.html" office:target-frame-name="_top" xlink:show="replace">https://hfacs.com/hfacs-framework.html</text:a></text:p>
        </text:list-item>
      </text:list>
      <text:p text:style-name="Textbody"> </text:p>
      <text:p text:style-name="Textbody">Following is a detailed PDF to help you answer the second question. </text:p>
      <text:list text:style-name="LFO4" text:continue-numbering="true">
        <text:list-item>
          <text:p text:style-name="P6"><text:a xlink:href="https://dvikan.no/ntnu-studentserver/reports/A%20Human%20Error%20Approach%20to%20Aviation%20Accident%20Analysis.pdf" office:target-frame-name="_top" xlink:show="replace">https://dvikan.no/ntnu-studentserver/reports/A%20Human%20Error%20Approach%20to%20Aviation%20Accident%20Analysis.pdf</text:a></text:p>
        </text:list-item>
      </text:list>
      <text:soft-page-break/>
      <text:p text:style-name="Textbody">This book details the application of the HFACS system to analyse air crashes. Refer to tables 3.1 (Pg. 52), 3.2 (Pg. 58),<text:s/>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7"><text:a xlink:href="https://www.skybrary.aero/index.php/Human_Factors_Analysis_and_Classification_System_(HFACS)" office:target-frame-name="_top" xlink:show="replace">https://www.skybrary.aero/index.php/Human_Factors_Analysis_and_Classification_System_(HFACS)</text:a></text:p>
        </text:list-item>
      </text:list>
      <text:p text:style-name="Textbody"> </text:p>
      <text:p text:style-name="P8">Final Output Expected</text:p>
      <text:p text:style-name="Textbody">Based on these details, answer the questions provided in the excel below.</text:p>
      <text:p text:style-name="P9">Case Study 1 - Question</text:p>
      <text:section text:name="Sect1" text:style-name="S1">
        <text:p text:style-name="P10"/>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 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text:s/>a ‘Yes’ or ‘No’ to answer whether that factor is involved in the air crash or not. If the answer is ‘Yes’, write the corresponding reason for that in Column L. Four samples of ‘Yes and No’ answers have been given to you in the Excel sheet.</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Minda</dc:creator>
    <meta:creation-date>2021-07-05T11:19:00Z</meta:creation-date>
    <dc:date>2022-06-02T12:04:00Z</dc:date>
    <meta:template xlink:href="Normal" xlink:type="simple"/>
    <meta:editing-cycles>4</meta:editing-cycles>
    <meta:editing-duration>PT83880S</meta:editing-duration>
    <meta:document-statistic meta:page-count="2" meta:paragraph-count="7" meta:word-count="549" meta:character-count="3675" meta:row-count="26" meta:non-whitespace-character-count="3133"/>
  </office:meta>
</office:document-meta>
</file>